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Times New Roman"/>
    </style:style>
    <style:style style:name="P2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3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4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5" style:family="paragraph" style:parent-style-name="Standard_20__28_WW_29_" style:master-page-name="">
      <loext:graphic-properties draw:fill="none"/>
      <style:paragraph-properties fo:margin-left="0in" fo:margin-right="0in" fo:margin-top="3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_20__28_WW_29_">
      <style:paragraph-properties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7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8" style:family="paragraph" style:parent-style-name="Standard_20__28_WW_29_" style:master-page-name="">
      <loext:graphic-properties draw:fill="none"/>
      <style:paragraph-properties fo:margin-left="2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_20__28_WW_29_">
      <loext:graphic-properties draw:fill="none"/>
      <style:paragraph-properties fo:margin-left="2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color="#1c1c1c" loext:opacity="100%" style:font-name="Times New Roman1" fo:language="ru" fo:country="RU" fo:background-color="#ffffff" loext:char-shading-value="0" style:font-name-complex="Times New Roman2"/>
    </style:style>
    <style:style style:name="T2" style:family="text">
      <style:text-properties fo:color="#1c1c1c" loext:opacity="100%" style:font-name="Times New Roman1" fo:language="ru" fo:country="RU" fo:font-weight="normal" fo:background-color="#ffffff" loext:char-shading-value="0" style:font-weight-asian="normal" style:font-name-complex="Times New Roman2" style:font-weight-complex="normal" loext:padding="0in" loext:border="none" loext:shadow="none"/>
    </style:style>
    <style:style style:name="T3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4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5" style:family="text">
      <style:text-properties style:font-name="Times New Roman1" style:font-name-complex="Times New Roman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2" loext:marker-style-name="T5"><text:span text:style-name="T3">Федеральное государственное автономное образовательное учреждение высшего образования </text:span><text:span text:style-name="Strong_20_Emphasis"><text:span text:style-name="T4">«Национальный исследовательский университет ИТМО»</text:span></text:span></text:p>
      <text:p text:style-name="P7" loext:marker-style-name="T5"><text:span text:style-name="T5">Факультет Программной Инженерии и Компьютерной Техники </text:span></text:p>
      <text:p text:style-name="P3">Лабораторная работа по информатике №1</text:p>
      <text:p text:style-name="P4">Вариант 27</text:p>
      <text:p text:style-name="P8">Выполнил: Снагин Станислав Максимович</text:p>
      <text:p text:style-name="P9">Проверил: ФИО препода, ученая степень, ученое звание</text:p>
      <text:p text:style-name="P9">Группа: Р3115</text:p>
      <text:p text:style-name="P5">Санкт Петербург 2024 г.</text:p>
      <text:h text:style-name="P1" text:outline-level="1"><text:soft-page-break/>Содержание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5.2$Linux_X86_64 LibreOffice_project/420$Build-2</meta:generator>
    <dc:date>2024-09-11T16:43:33.150009699</dc:date>
    <meta:editing-duration>PT24M22S</meta:editing-duration>
    <meta:editing-cycles>6</meta:editing-cycles>
    <meta:document-statistic meta:table-count="0" meta:image-count="0" meta:object-count="0" meta:page-count="2" meta:paragraph-count="9" meta:word-count="42" meta:character-count="372" meta:non-whitespace-character-count="338"/>
  </office:meta>
</office:document-meta>
</file>